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53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6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start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wrap-option="wrap" fo:border="0.0008in solid #000000" fo:padding="0.028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0.028in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3" office:value-type="string">
            <text:p>User Story</text:p>
          </table:table-cell>
          <table:table-cell table:style-name="ce3" office:value-type="string">
            <text:p>Tasks</text:p>
          </table:table-cell>
          <table:table-cell table:style-name="ce3" office:value-type="string">
            <text:p>Not Started</text:p>
          </table:table-cell>
          <table:table-cell table:style-name="ce3" office:value-type="string">
            <text:p>In Progress</text:p>
          </table:table-cell>
          <table:table-cell table:style-name="ce3" office:value-type="string">
            <text:p>For Review</text:p>
          </table:table-cell>
          <table:table-cell table:style-name="ce3" office:value-type="string">
            <text:p>Complete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7">
            <text:p>U-1</text:p>
          </table:table-cell>
          <table:table-cell table:style-name="ce1" office:value-type="string" table:number-columns-spanned="1" table:number-rows-spanned="7">
            <text:p>As a user, I want to communicate the waypoints to the UAV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Review previous method/interface for communicating coordinates to UAV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code that communicates with quadrotor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code that allows a user to input waypoints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6">
            <text:p>O-1</text:p>
          </table:table-cell>
          <table:table-cell table:style-name="ce1" office:value-type="string" table:number-columns-spanned="1" table:number-rows-spanned="6">
            <text:p>As an owner, I want the UAV to autonomously take-off from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implementation for autonomous take-off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string">
            <text:p>Review code that enables the quadrotor to autonomously take-off from landing pad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Install previous implementation of autonomous take-off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Test previous implementation in simul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take-off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6">
            <text:p>O-2</text:p>
          </table:table-cell>
          <table:table-cell table:style-name="ce1" office:value-type="string" table:number-columns-spanned="1" table:number-rows-spanned="6">
            <text:p>As an owner, I want the UAV to autonomously navigate through a set of waypoints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implementation for navigating waypoints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Review code that enables the quadrotor to autonomously navigate through a series of way-points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Install previous implementation of autonomous navig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6">
            <text:p>O-3</text:p>
          </table:table-cell>
          <table:table-cell table:style-name="ce1" office:value-type="string" table:number-columns-spanned="1" table:number-rows-spanned="6">
            <text:p>As an owner, I want the UAV to autonomously return to the location of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string">
            <text:p>Review previous implementation to autonomously return to location of landing pad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6">
            <text:p>O-4</text:p>
          </table:table-cell>
          <table:table-cell table:style-name="ce1" office:value-type="string" table:number-columns-spanned="1" table:number-rows-spanned="6">
            <text:p>As an owner, I want the UAV to autonomously land on the landing pad without damaging the craft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6">
            <text:p>O-5</text:p>
          </table:table-cell>
          <table:table-cell table:style-name="ce1" office:value-type="string" table:number-columns-spanned="1" table:number-rows-spanned="6">
            <text:p>As an owner, I want the UAV to autonomously land on the landing pad with the correct orientation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1" table:number-columns-spanned="1" table:number-rows-spanned="10"/>
          <table:table-cell table:style-name="ce1" office:value-type="string" table:number-columns-spanned="1" table:number-rows-spanned="10">
            <text:p>Initial Common Tasks</text:p>
          </table:table-cell>
          <table:table-cell table:style-name="ce1" office:value-type="string">
            <text:p>Install Ubuntu 14.04 or some other ROS Indigo/Jade distro compliant OS.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Setup Gazebo 6.+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Download Rviz package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Setup Simulation Environment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iteration of project documentation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Inspect current quadrotor configuration</text:p>
          </table:table-cell>
          <table:table-cell table:style-name="ce6" table:number-columns-repeated="3"/>
          <table:table-cell table:style-name="ce7" office:value-type="date" office:date-value="2015-09-28">
            <text:p>09/28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Identify parts needed for quadrotor</text:p>
          </table:table-cell>
          <table:table-cell table:style-name="ce6" table:number-columns-repeated="3"/>
          <table:table-cell table:style-name="ce7" office:value-type="date" office:date-value="2015-09-28">
            <text:p>09/28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Acquire parts needed for quadrotor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Add needed parts to quadrotor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Test flight under manual contro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table-cell/>
          <table:table-cell table:style-name="ce4" table:number-columns-repeated="2"/>
          <table:table-cell table:number-columns-repeated="1021"/>
        </table:table-row>
        <table:table-row table:style-name="ro5">
          <table:table-cell/>
          <table:table-cell table:style-name="ce4"/>
          <table:table-cell table:style-name="ce5"/>
          <table:table-cell table:number-columns-repeated="1021"/>
        </table:table-row>
        <table:table-row table:style-name="ro5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9/30/2015</text:date>, <text:time>18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10:09.31</meta:creation-date>
    <dc:date>2015-09-30T18:21:27.49</dc:date>
    <meta:editing-duration>PT2H4M45S</meta:editing-duration>
    <meta:editing-cycles>3</meta:editing-cycles>
    <meta:generator>OpenOffice/4.0.1$Win32 OpenOffice.org_project/401m5$Build-9714</meta:generator>
    <meta:document-statistic meta:table-count="3" meta:cell-count="131" meta:object-count="0"/>
  </office:meta>
</office:document-meta>
</file>